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INCHO HIHUALLANCA,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853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INCHO HIHUALLANCA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853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2" office:value-type="string">
            <text:p text:style-name="P12">009 - Trans. Aer. Caja Pollo Fr Negro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8</text:p>
            <text:p text:style-name="P12"/>
          </table:table-cell>
        </table:table-row>
        <table:table-row>
          <table:table-cell table:style-name="Tableau1.A2" office:value-type="string">
            <text:p text:style-name="P12">025 - Trans. Aer. de Carga General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6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8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74388338</text:p>
          </table:table-cell>
          <table:table-cell table:style-name="Tabla2.A2" office:value-type="string">
            <text:p text:style-name="P9">76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80648821</text:p>
          </table:table-cell>
          <table:table-cell table:style-name="Tabla2.A2" office:value-type="string">
            <text:p text:style-name="P9">1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EGA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AVICOLA VEG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AVICOLA VEG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AVICOLA VEGA</text:p>
          </table:table-cell>
          <table:table-cell table:style-name="Tabla3.A2" office:value-type="string">
            <text:p text:style-name="P21">ROSS308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36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